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P1" style:family="paragraph" style:parent-style-name="Standard">
      <style:text-properties fo:font-size="13pt" fo:font-weight="bold" style:font-size-asian="13pt" style:font-weight-asian="bold" style:font-size-complex="13pt" style:font-weight-complex="bold"/>
    </style:style>
    <style:style style:name="P2" style:family="paragraph" style:parent-style-name="Standard">
      <style:text-properties fo:font-size="13pt" fo:font-weight="bold" officeooo:rsid="00167c25" officeooo:paragraph-rsid="00167c25" style:font-size-asian="13pt" style:font-weight-asian="bold" style:font-size-complex="13pt" style:font-weight-complex="bold"/>
    </style:style>
    <style:style style:name="P3" style:family="paragraph" style:parent-style-name="Standard">
      <style:text-properties fo:font-size="13pt" fo:font-weight="bold" officeooo:rsid="00171d54" officeooo:paragraph-rsid="00171d54" style:font-size-asian="13pt" style:font-weight-asian="bold" style:font-size-complex="13pt" style:font-weight-complex="bold"/>
    </style:style>
    <style:style style:name="P4" style:family="paragraph" style:parent-style-name="Standard">
      <style:text-properties fo:font-size="13pt" fo:font-weight="bold" officeooo:rsid="00171e7c" officeooo:paragraph-rsid="00171e7c" style:font-size-asian="13pt" style:font-weight-asian="bold" style:font-size-complex="13pt" style:font-weight-complex="bold"/>
    </style:style>
    <style:style style:name="P5" style:family="paragraph" style:parent-style-name="Standard" style:list-style-name="L3">
      <style:text-properties fo:font-size="13pt" fo:font-weight="bold" officeooo:rsid="00171e7c" officeooo:paragraph-rsid="00171e7c" style:font-size-asian="13pt" style:font-weight-asian="bold" style:font-size-complex="13pt" style:font-weight-complex="bold"/>
    </style:style>
    <style:style style:name="P6" style:family="paragraph" style:parent-style-name="Standard">
      <style:text-properties fo:font-size="13pt" fo:font-weight="bold" officeooo:rsid="0018e78d" officeooo:paragraph-rsid="0018e78d" style:font-size-asian="13pt" style:font-weight-asian="bold" style:font-size-complex="13pt" style:font-weight-complex="bold"/>
    </style:style>
    <style:style style:name="P7" style:family="paragraph" style:parent-style-name="Standard">
      <style:text-properties fo:font-size="13pt" fo:font-weight="normal" style:font-size-asian="13pt" style:font-weight-asian="normal" style:font-size-complex="13pt" style:font-weight-complex="normal"/>
    </style:style>
    <style:style style:name="P8" style:family="paragraph" style:parent-style-name="Standard">
      <style:text-properties fo:font-size="13pt" fo:font-weight="normal" officeooo:rsid="00167c25" officeooo:paragraph-rsid="00167c25" style:font-size-asian="13pt" style:font-weight-asian="normal" style:font-size-complex="13pt" style:font-weight-complex="normal"/>
    </style:style>
    <style:style style:name="P9" style:family="paragraph" style:parent-style-name="Standard">
      <style:text-properties fo:font-size="13pt" fo:font-weight="normal" officeooo:rsid="00171d54" officeooo:paragraph-rsid="00171d54" style:font-size-asian="13pt" style:font-weight-asian="normal" style:font-size-complex="13pt" style:font-weight-complex="normal"/>
    </style:style>
    <style:style style:name="P10" style:family="paragraph" style:parent-style-name="Standard">
      <style:text-properties fo:font-size="13pt" fo:font-weight="normal" officeooo:rsid="00171e7c" officeooo:paragraph-rsid="00171e7c" style:font-size-asian="13pt" style:font-weight-asian="normal" style:font-size-complex="13pt" style:font-weight-complex="normal"/>
    </style:style>
    <style:style style:name="P11" style:family="paragraph" style:parent-style-name="Standard" style:list-style-name="L3">
      <style:text-properties fo:font-size="13pt" officeooo:paragraph-rsid="00171e7c" style:font-size-asian="13pt" style:font-size-complex="13pt"/>
    </style:style>
    <style:style style:name="T1" style:family="text">
      <style:text-properties fo:font-weight="normal" style:font-weight-asian="normal" style:font-weight-complex="normal"/>
    </style:style>
    <style:style style:name="T2" style:family="text">
      <style:text-properties fo:font-weight="normal" officeooo:rsid="00171e7c" style:font-weight-asian="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ient-Server Architecture:</text:p>
      <text:p text:style-name="P1"/>
      <text:p text:style-name="P7">a. What is client-server architecture, and how does it work?</text:p>
      <text:p text:style-name="P2">Ans:</text:p>
      <text:p text:style-name="P8"><text:tab/>Client-server architecture is a network model in which users ask a centralised server for resources or services. The server receives requests from clients, processes them, and then returns the information. Clients are in charge of the user interface and interactions while the server controls the data, applications, and resources. This paradigm enables effective resource management, centralised data storage, and simplified scaling. Standard protocols are used by clients and servers to interact, such as HTTP for web applications. By distributing the burden across clients and the server, it makes distributed computing possible, making operations like web browsing, email, and database maintenance easier.</text:p>
      <text:p text:style-name="P8"/>
      <text:p text:style-name="P8">b. Explain the roles of the client and server in this architecture.</text:p>
      <text:p text:style-name="P2">Ans:</text:p>
      <text:p text:style-name="P2"><text:tab/><text:span text:style-name="T1">The client and server have separate functions in client-server architecture. The client makes requests for services or resources, usually from the user's device. It serves as the user interface and interface for interacting with the application or system, serving as the front-end. As the back-end, the server, on the other hand, manages the processing and archiving of data and resources. It manages shared resources, performs computations, and answers to client requests. This distinct division of responsibilities enables effective resource management, centralised management, and simpler scalability, enabling the system to handle numerous clients and difficult jobs.</text:span></text:p>
      <text:p text:style-name="P2"><text:span text:style-name="T1"/></text:p>
      <text:p text:style-name="P2"><text:span text:style-name="T1">c. What are the benefits of using a client-server model for building applications?</text:span></text:p>
      <text:p text:style-name="P2">Ans:</text:p>
      <text:p text:style-name="P2"><text:tab/><text:span text:style-name="T1">There are many advantages to developing apps using a client-server architecture. First of all, it makes it possible for centralised data management and storage, assuring data security and consistency. It also encourages effective resource utilisation by distributing processing workloads among clients and servers. Thirdly, it facilitates easier scaling, allowing for an increase in clientele without substantially altering the architecture. Fourthly, it enables simultaneous access to shared resources, enhancing user interaction and cooperation. Last but not least, it supports a variety of platforms and gadgets, improving cross-platform compatibility and enabling access to apps from numerous locations. The client-server architecture is a common option in contemporary software development since it improves application performance, security, and flexibility overall.</text:span></text:p>
      <text:p text:style-name="P2"><text:span text:style-name="T1"/></text:p>
      <text:p text:style-name="P2"><text:span text:style-name="T1">Can you give an example of a real-world application that follows a client-server architecture?</text:span></text:p>
      <text:p text:style-name="P2">Ans:</text:p>
      <text:p text:style-name="P2"><text:tab/><text:span text:style-name="T1">An example of a client-server application in the real world is a web-based email service like Gmail. In this paradigm, the email servers function as the back-end servers and the web browser serves as the client. Users can retrieve emails, create new messages, and carry out other operations by sending requests to the Gmail servers (server) when they access Gmail through their browser (client). These queries are handled by the servers, who also maintain user accounts and store email data. With this design, users may access their emails from any internet-connected device, and since the storage and processing are handled by centralised servers, data security and availability are guaranteed.</text:span></text:p>
      <text:p text:style-name="P2"><text:soft-page-break/><text:span text:style-name="T1"/></text:p>
      <text:p text:style-name="P2">RESTful API (Representational State Transfer):</text:p>
      <text:p text:style-name="P8"/>
      <text:p text:style-name="P8">a. What is a RESTful API, and what are its key principles?</text:p>
      <text:p text:style-name="P2">Ans:</text:p>
      <text:p text:style-name="P2"><text:tab/><text:span text:style-name="T1">A RESTful API (Representational State Transfer) is a software architectural style used to design web services that communicate over the internet. It allows different applications to interact with each other using standard HTTP methods (GET, POST, PUT, DELETE) and is based on a set of key principles:</text:span></text:p>
      <text:p text:style-name="P2"><text:span text:style-name="T1"><text:tab/>1. Statelessness: Each request from a client to the server must contain all information needed to understand and process it, without relying on previous requests.</text:span></text:p>
      <text:p text:style-name="P2"><text:span text:style-name="T1"><text:tab/>2. Resource-based: Resources are identified by unique URLs, and actions are performed using standard HTTP methods on these resources.</text:span></text:p>
      <text:p text:style-name="P2"><text:span text:style-name="T1"><text:tab/>3. Uniform Interface: A consistent set of constraints to simplify interactions and ensure a common understanding between clients and servers.</text:span></text:p>
      <text:p text:style-name="P2"><text:span text:style-name="T1"><text:tab/>4. Client-Server Architecture: Separation of concerns between the client (user interface) and the server (data and business logic).</text:span></text:p>
      <text:p text:style-name="P2"><text:span text:style-name="T1"><text:tab/>5. Layered System: The system can have multiple layers of intermediaries, such as proxies or gateways, without impacting the overall functionality.</text:span></text:p>
      <text:p text:style-name="P2"><text:span text:style-name="T1"><text:tab/>6. Cacheability: Responses can be cached to improve performance and reduce the load on the server.</text:span></text:p>
      <text:p text:style-name="P2"><text:span text:style-name="T1">By following these principles, RESTful APIs provide a flexible, scalable, and standardized approach to building web services.</text:span></text:p>
      <text:p text:style-name="P2"><text:span text:style-name="T1"/></text:p>
      <text:p text:style-name="P2"><text:span text:style-name="T1">b. What are the main components of a RESTful API request?</text:span></text:p>
      <text:p text:style-name="P2">Ans:</text:p>
      <text:p text:style-name="P2"><text:tab/><text:span text:style-name="T1">A RESTful API request's primary parts are:</text:span></text:p>
      <text:p text:style-name="P2"><text:span text:style-name="T1"/></text:p>
      <text:p text:style-name="P2"><text:span text:style-name="T1">1. Endpoint/URL: The special identifier for the resource being accessed or altered.</text:span></text:p>
      <text:p text:style-name="P2"><text:span text:style-name="T1"/></text:p>
      <text:p text:style-name="P2"><text:span text:style-name="T1">2. HTTP Method/Verb: Indicates the kind of action to be taken on the resource (for example, GET, POST, PUT, or DELETE).</text:span></text:p>
      <text:p text:style-name="P2"><text:span text:style-name="T1"/></text:p>
      <text:p text:style-name="P2"><text:span text:style-name="T1">3. Headers: Extra metadata included with the request that includes details like the request's content type, authorization, and caching guidelines.</text:span></text:p>
      <text:p text:style-name="P2"><text:span text:style-name="T1"/></text:p>
      <text:p text:style-name="P2"><text:span text:style-name="T1">4. Query/Parameters Parameters: Optional information included in the URL to change the request's behaviour (such as filtering or sorting).</text:span></text:p>
      <text:p text:style-name="P2"><text:span text:style-name="T1"/></text:p>
      <text:p text:style-name="P2"><text:span text:style-name="T1">5. Request Body/Payload: Information supplied as part of a request for actions like creating or changing resources (example: JSON or XML).</text:span></text:p>
      <text:p text:style-name="P2"><text:span text:style-name="T1"/></text:p>
      <text:p text:style-name="P2"><text:span text:style-name="T1">These elements enable efficient communication between clients and RESTful API servers, facilitating interactions and standardising data sharing.</text:span></text:p>
      <text:p text:style-name="P2"><text:span text:style-name="T1"/></text:p>
      <text:p text:style-name="P2"><text:span text:style-name="T1">c. Describe the common HTTP methods used in RESTful APIs (GET, POST, PUT, DELETE) and their purposes.</text:span></text:p>
      <text:p text:style-name="P2">Ans:</text:p>
      <text:p text:style-name="P2"><text:soft-page-break/><text:tab/><text:span text:style-name="T1">These are typical HTTP methods used by RESTful APIs:</text:span></text:p>
      <text:p text:style-name="P2"><text:span text:style-name="T1"><text:tab/>1. GET: A method for obtaining information or resources from a server. Since repeated identical requests produce the same outcome without changing the server's state, it is a secure and idempotent approach.</text:span></text:p>
      <text:p text:style-name="P2"><text:span text:style-name="T1"><text:tab/>2. POST: Used to add new server resources. It sends information for processing, and the results of each request could vary.</text:span></text:p>
      <text:p text:style-name="P2"><text:span text:style-name="T1"><text:tab/>3. PUT: A method for updating or replacing server-side resources. If the resource already exists, it is completely represented and replaced; otherwise, a new resource is created.</text:span></text:p>
      <text:p text:style-name="P2"><text:span text:style-name="T1"><text:tab/>4. DELETE: This command is used to delete files from the server.</text:span></text:p>
      <text:p text:style-name="P2"><text:span text:style-name="T1">These HTTP methods give users an organised, predictable way to interact with the resources of a RESTful API.</text:span></text:p>
      <text:p text:style-name="P2"><text:span text:style-name="T1">d. What is the significance of status codes (e.g., 200, 404, 500) in RESTful API responses?</text:span></text:p>
      <text:p text:style-name="P3">Ans:</text:p>
      <text:p text:style-name="P3"><text:tab/><text:span text:style-name="T1">200 (OK): Indicates a successful request.</text:span></text:p>
      <text:p text:style-name="P3"><text:span text:style-name="T1"><text:tab/>404 (Not Found): Indicates the requested resource was not found on the server.</text:span></text:p>
      <text:p text:style-name="P3"><text:span text:style-name="T1"><text:tab/>500 (Internal Server Error): Indicates a server-side error that prevented fulfilling the request.</text:span></text:p>
      <text:p text:style-name="P3"><text:span text:style-name="T1"/></text:p>
      <text:p text:style-name="P3"><text:span text:style-name="T1">e. How is statelessness achieved in RESTful APIs, and why is it important?</text:span></text:p>
      <text:p text:style-name="P3">Ans:</text:p>
      <text:p text:style-name="P9"><text:tab/>By guaranteeing that each request from a client to the server contains all the information necessary to understand and process it, without relying on any previous interactions, statelessness is achieved with RESTful APIs. Between requests, the server does not retain any client-specific session information.</text:p>
      <text:p text:style-name="P9">This statelessness is crucial since it streamlines the architecture and increases the scalability and dependability of the system. Servers don't have to keep track of each client's session states, which saves resources and boosts efficiency. In a load-balanced system, clients can send requests to any server without worrying about session affinity. Additionally, because there is no dependency on the server's status, a broken server won't influence subsequent requests, improving fault tolerance.</text:p>
      <text:p text:style-name="P9"/>
      <text:p text:style-name="P9">f. Explain the concept of resource identification in RESTful APIs and how</text:p>
      <text:p text:style-name="P9">it's reflected in URL design.</text:p>
      <text:p text:style-name="P3">Ans:</text:p>
      <text:p text:style-name="P3"><text:tab/><text:span text:style-name="T1">Each resource (piece of data or functionality) in a RESTful API that clients can access or alter is given a special URL (Uniform Resource Locator). The resource's URL serves as a universally recognised identification. The hierarchical organisation of resources and the use of evocative names in the path parts of the URL reflect the idea of resource identification. In a web service for managing books, for instance, a resource called "books" may be found using the URL "https://api.example.com/books," and a specific book with ID 123 could be accessed using "https://api.example.com/books/123." Clients may efficiently identify and interact with resources thanks to this organised URL format.</text:span></text:p>
      <text:p text:style-name="P3"><text:span text:style-name="T1"/></text:p>
      <text:p text:style-name="P3">Client-Server Communication:</text:p>
      <text:p text:style-name="P9">a. How do clients and servers communicate in a client-server architecture?</text:p>
      <text:p text:style-name="P3">Ans:</text:p>
      <text:p text:style-name="P3"><text:soft-page-break/><text:tab/><text:span text:style-name="T1">Clients and servers interact in a client-server architecture through the use of industry-standard communication protocols like HTTP, TCP/IP, or WebSocket. Requests for services or resources are made to the server by clients, such as web browsers or mobile applications. These requests are transmitted over the network, where they are received and handled by the server. The client is then sent answers from the server that include the required information or actions. Typically, this communication is stateless, meaning that each request from the client has all the information required for the server to comprehend and process it without reference to previous communications.</text:span></text:p>
      <text:p text:style-name="P3"><text:span text:style-name="T1"/></text:p>
      <text:p text:style-name="P3"><text:span text:style-name="T1">b. What are some common communication protocols used for client-server interactions?</text:span></text:p>
      <text:p text:style-name="P3">Ans:</text:p>
      <text:p text:style-name="P3"><text:tab/><text:span text:style-name="T1">Utilised for web-based communication, HTTP (Hypertext Transfer Protocol) enables clients to ask servers for resources and receive back responses.</text:span></text:p>
      <text:p text:style-name="P3"><text:span text:style-name="T1"><text:tab/>Known as HTTPS (Hypertext Transfer Protocol Secure), this secure variant of HTTP encrypts data before transmission to guarantee confidentiality and integrity.</text:span></text:p>
      <text:p text:style-name="P3"><text:span text:style-name="T1"/></text:p>
      <text:p text:style-name="P3"><text:span text:style-name="T1"><text:tab/>Ideal for interactive web applications, WebSocket enables real-time, bidirectional communication between clients and servers.</text:span></text:p>
      <text:p text:style-name="P3"><text:span text:style-name="T1"><text:tab/>The primary set of protocols for internet communication, TCP/IP (transfer Control Protocol/Internet Protocol), guarantees accurate data transfer.</text:span></text:p>
      <text:p text:style-name="P3"><text:span text:style-name="T1"><text:tab/>MQTT (Message Queuing Telemetry Transport) is a simple protocol that allows IoT servers and devices to communicate effectively.</text:span></text:p>
      <text:p text:style-name="P3"><text:span text:style-name="T1"><text:tab/>File transfers between clients and servers are made easier by the FTP (File Transfer Protocol), which is frequently used for uploading and downloading files.</text:span></text:p>
      <text:p text:style-name="P3"><text:span text:style-name="T1"/></text:p>
      <text:p text:style-name="P3"><text:span text:style-name="T1">c. Describe the steps involved in making a typical request from a client to a server and receiving a response.</text:span></text:p>
      <text:p text:style-name="P4">Ans:</text:p>
      <text:p text:style-name="P4"><text:tab/><text:span text:style-name="T1">To indicate the resource or action it wants the server to perform, the client creates a URL with the necessary endpoint and parameters.</text:span></text:p>
      <text:p text:style-name="P10"><text:tab/>Request: The client sends an HTTP request with the HTTP method (GET, POST, PUT, or DELETE) in the request header and any required data in the request body to the server.</text:p>
      <text:p text:style-name="P10"><text:tab/>Processing by the server: The server receives the request, handles it in accordance with the endpoint and method indicated, and might make use of databases or other services.</text:p>
      <text:p text:style-name="P10"><text:tab/>Response: The server creates an HTTP response with the requested information or result of an action, along with the proper status code, headers, and response body.</text:p>
      <text:p text:style-name="P10"><text:tab/>Client handling: Based on the server's response, the client receives the data or status code and interprets it appropriately.</text:p>
      <text:p text:style-name="P10"/>
      <text:p text:style-name="P10">d. What is the role of HTTP headers in client-server communication?</text:p>
      <text:p text:style-name="P4">Ans:</text:p>
      <text:p text:style-name="P4"><text:tab/><text:span text:style-name="T1">HTTP headers play a crucial role in client-server communication by providing additional information about the request or response. They carry metadata that helps both the client and server understand and handle the communication effectively. Request headers contain details like the client's user agent, authentication credentials, content type, and caching directives. Response headers include information such as the server type, content type, and cache control directives. Headers enable features like authentication, caching, </text:span><text:soft-page-break/><text:span text:style-name="T1">content negotiation, and compression. They also allow clients and servers to communicate their capabilities and preferences, ensuring proper data exchange and enhancing the performance and security of the communication.</text:span></text:p>
      <text:p text:style-name="P4"><text:span text:style-name="T1"/></text:p>
      <text:p text:style-name="P4">Web Services:</text:p>
      <text:p text:style-name="P10">a. What are web services, and how do they relate to RESTful APIs?</text:p>
      <text:p text:style-name="P4">Ans:</text:p>
      <text:p text:style-name="P4"><text:tab/><text:span text:style-name="T1">Web services are software platforms created to facilitate data sharing and communication between various applications via the internet or an intranet. They provide consistent and platform-independent data sharing and interaction between programmes. On the other side, RESTful APIs are a subset of web services that adhere to the Representational State Transfer (REST) tenets. Standard HTTP techniques and URIs are used by RESTful APIs to access and modify resources. Web services are all RESTful APIs, but not all web services adhere to the REST architecture. RESTful APIs are well-known for being straightforward, scalable, and simple to use, which makes them ideal for developing contemporary web services and apps.</text:span></text:p>
      <text:p text:style-name="P4"><text:span text:style-name="T1"/></text:p>
      <text:p text:style-name="P4"><text:span text:style-name="T1">b. What differentiates SOAP (Simple Object Access Protocol) web services from RESTful web services?</text:span></text:p>
      <text:p text:style-name="P4">Ans:</text:p>
      <text:p text:style-name="P10"><text:tab/>SOAP (Simple Object Access Protocol) and RESTful web services are two different approaches for building web services:</text:p>
      <text:p text:style-name="P10"><text:tab/>1. Protocol: SOAP uses XML as the message format and can be transported over various protocols like HTTP, SMTP, and TCP. In contrast, RESTful web services primarily use HTTP for communication and often transmit data in formats like JSON or XML.</text:p>
      <text:p text:style-name="P10"><text:tab/>2. Standards: SOAP relies on XML Schema and WSDL (Web Services Description Language) for service definition, while RESTful APIs use standard HTTP methods and resource URIs for defining services.</text:p>
      <text:p text:style-name="P10"><text:tab/>3. Statefulness: SOAP allows stateful communication with sessions, while RESTful APIs are stateless, meaning each request contains all necessary information.</text:p>
      <text:p text:style-name="P10"><text:tab/>4. Flexibility: RESTful APIs are lightweight, easy to understand, and highly scalable, while SOAP is more heavyweight and suited for enterprise-level systems with complex requirements.</text:p>
      <text:p text:style-name="P10"><text:tab/>Overall, RESTful APIs are favored for their simplicity, performance, and compatibility with web-based applications, while SOAP is used in enterprise environments with more stringent standards and integration requirements.</text:p>
      <text:p text:style-name="P10"/>
      <text:p text:style-name="P10">c. What are the advantages of using RESTful web services over other types of web services?</text:p>
      <text:p text:style-name="P4">Ans:</text:p>
      <text:p text:style-name="P4"><text:tab/><text:span text:style-name="T1">RESTful APIs are simple to use and comprehend, with easy-to-read URIs and conventional HTTP methods.</text:span></text:p>
      <text:p text:style-name="P4"><text:span text:style-name="T1"><text:tab/>Scalability: Because RESTful web services are stateless, they can effectively accommodate a large number of concurrent clients. This makes them very scalable.</text:span></text:p>
      <text:p text:style-name="P4"><text:span text:style-name="T1"><text:tab/>Flexibility: JSON and XML are only two of the many data formats that RESTful APIs handle, making them suitable with a variety of platforms and devices.</text:span></text:p>
      <text:p text:style-name="P4"><text:span text:style-name="T1"><text:tab/>Performance: RESTful web services run better than other options due to their lightweight communication and lack of session management.</text:span></text:p>
      <text:p text:style-name="P4"><text:soft-page-break/><text:span text:style-name="T1"><text:tab/>Cross-platform interoperability is facilitated by RESTful APIs, which are well suited for web-based applications and are simple to integrate with current web technologies.</text:span></text:p>
      <text:p text:style-name="P4"><text:span text:style-name="T1"/></text:p>
      <text:p text:style-name="P4">Data Formats:</text:p>
      <text:p text:style-name="P10">a. What are the commonly used data formats for exchanging data in RESTful APIs?</text:p>
      <text:p text:style-name="P4">Ans:</text:p>
      <text:p text:style-name="P4"><text:tab/><text:span text:style-name="T1">In RESTful APIs, the following data formats are frequently used for data exchange:</text:span></text:p>
      <text:p text:style-name="P4"><text:span text:style-name="T1"><text:tab/>JSON (JavaScript Object Notation) is a lightweight data exchange format that is popular due to its easy-to-understand syntax. In the majority of programming languages, JSON is simple to generate and parse.</text:span></text:p>
      <text:p text:style-name="P4"><text:span text:style-name="T1"><text:tab/>Another well-liked format for exchanging data is XML (eXtensible Markup Language), particularly in older systems. Complex data models can be represented using XML since it has a hierarchical structure.</text:span></text:p>
      <text:p text:style-name="P4"><text:span text:style-name="T1"><text:tab/>HTML (Hypertext Markup Language) is typically used to render web pages, but it can also be used in some situations to share data, particularly when web scraping is involved.</text:span></text:p>
      <text:p text:style-name="P4"><text:span text:style-name="T1"/></text:p>
      <text:p text:style-name="P4"><text:span text:style-name="T1">b. Compare and contrast JSON and XML as data interchange formats in the context of RESTful APIs.</text:span></text:p>
      <text:p text:style-name="P4">Ans:</text:p>
      <text:p text:style-name="P4"><text:tab/><text:span text:style-name="T1">RESTful APIs frequently use the data transfer formats JSON and XML:</text:span></text:p>
      <text:p text:style-name="P4"><text:span text:style-name="T1"/></text:p>
      <text:list xml:id="list1192563754" text:style-name="L3">
        <text:list-item>
          <text:p text:style-name="P11"><text:span text:style-name="T2">JSON's syntax is more straightforward and condensed than XML's, making it simpler to understand and write. XML represents data more verbosely since it employs tags and attributes.</text:span></text:p>
        </text:list-item>
        <text:list-item>
          <text:p text:style-name="P5"><text:span text:style-name="T1">Readability: JSON is popular for online applications because it is easy to understand and human-readable. XML's hierarchical structure and tags can make it more difficult to interpret.</text:span></text:p>
        </text:list-item>
        <text:list-item>
          <text:p text:style-name="P5"><text:span text:style-name="T1">Parsing: When compared to XML, JSON parsing is typically quicker and more effective in most computer languages.</text:span></text:p>
        </text:list-item>
        <text:list-item>
          <text:p text:style-name="P5"><text:span text:style-name="T1">JSON is commonly utilised in contemporary web development, although XML is more prevalent in older systems and business settings.</text:span></text:p>
        </text:list-item>
        <text:list-item>
          <text:p text:style-name="P5"><text:span text:style-name="T1">Extensibility: XML is more extensible than JSON because it supports the definition of custom tags and schemas, whereas JSON does not.</text:span></text:p>
        </text:list-item>
      </text:list>
      <text:p text:style-name="P4"><text:span text:style-name="T1"/></text:p>
      <text:p text:style-name="P10">c. When would you choose JSON over XML or vice versa?</text:p>
      <text:p text:style-name="P4">Ans:</text:p>
      <text:p text:style-name="P4"><text:tab/><text:span text:style-name="T1">You would choose JSON over XML when:</text:span></text:p>
      <text:p text:style-name="P4"><text:span text:style-name="T1">1. Readability and simplicity are essential, especially in web applications where human readability is crucial.</text:span></text:p>
      <text:p text:style-name="P4"><text:span text:style-name="T1">2. Faster data parsing and processing are required, as JSON generally performs better in most programming languages.</text:span></text:p>
      <text:p text:style-name="P4"><text:span text:style-name="T1">3. Your project focuses on modern web development, where JSON is widely supported and integrated into frontend frameworks and libraries.</text:span></text:p>
      <text:p text:style-name="P4"><text:span text:style-name="T1"/></text:p>
      <text:p text:style-name="P4"><text:span text:style-name="T1"><text:tab/>You would choose XML over JSON when:</text:span></text:p>
      <text:p text:style-name="P4"><text:span text:style-name="T1">1. Compatibility with legacy systems is a priority, as XML is more common in enterprise environments and older technologies.</text:span></text:p>
      <text:p text:style-name="P4"><text:soft-page-break/><text:span text:style-name="T1">2. Extensibility and defining custom tags and schemas are necessary for your data representation.</text:span></text:p>
      <text:p text:style-name="P4"><text:span text:style-name="T1">3. The project involves complex data structures and requires a hierarchical representation, which XML supports through its nested tag structure.</text:span></text:p>
      <text:p text:style-name="P4"><text:span text:style-name="T1"/></text:p>
      <text:p text:style-name="P4">Security Considerations:</text:p>
      <text:p text:style-name="P4"><text:span text:style-name="T1">a. What security mechanisms can be employed to secure a RESTful API?</text:span></text:p>
      <text:p text:style-name="P6">Ans:</text:p>
      <text:p text:style-name="P6"><text:tab/><text:span text:style-name="T1">Implement user authentication by leveraging tools such as API keys, OAuth, or JSON Web Tokens (JWT) to confirm clients' identities.</text:span></text:p>
      <text:p text:style-name="P6"><text:span text:style-name="T1"><text:tab/>Role-based access controls (RBAC) should be set up to limit access to particular resources and actions based on user roles.</text:span></text:p>
      <text:p text:style-name="P6"><text:span text:style-name="T1"><text:tab/>HTTPS: Encrypt data during transmission using HTTPS (HTTP over SSL/TLS) to thwart eavesdropping and tampering.</text:span></text:p>
      <text:p text:style-name="P6"><text:span text:style-name="T1"><text:tab/>Validate every input data before using it in order to guard against injection attacks and other security flaws.<text:tab/></text:span></text:p>
      <text:p text:style-name="P6"><text:span text:style-name="T1"><text:tab/>Implement rate limitation to restrict a client's ability to submit as many requests in a given period of time in order to stop abuse or denial-of-service attacks.</text:span></text:p>
      <text:p text:style-name="P6"><text:span text:style-name="T1">Use CSRF tokens to protect yourself against Cross-Site Request Forgery attacks.</text:span></text:p>
      <text:p text:style-name="P6"><text:span text:style-name="T1"><text:tab/>Logging and Monitoring: Record API activity, keep an eye on it, and react to any potential security concerns.</text:span></text:p>
      <text:p text:style-name="P6"><text:span text:style-name="T1"/></text:p>
      <text:p text:style-name="P6"><text:span text:style-name="T1">b. How does authentication work in a RESTful API? What are some common authentication methods?</text:span></text:p>
      <text:p text:style-name="P6">Ans:</text:p>
      <text:p text:style-name="P6"><text:tab/><text:span text:style-name="T1">A RESTful API's authentication process entails confirming clients' identities before granting access to restricted resources. The request headers contain the authentication credentials when a client submits a request. In order to decide if the client is permitted access to the requested resource, the server then verifies these credentials using its authentication mechanism. For RESTful APIs, popular authentication techniques include:</text:span></text:p>
      <text:p text:style-name="P6"/>
      <text:p text:style-name="P6"><text:span text:style-name="T1"><text:tab/>API Key: Clients include an API key with every request, which the server verifies.</text:span></text:p>
      <text:p text:style-name="P6"><text:span text:style-name="T1"><text:tab/>OAuth: A secure user access delegation technique that uses token-based authentication.</text:span></text:p>
      <text:p text:style-name="P6"><text:span text:style-name="T1"><text:tab/>A small, self-contained token type known as JSON Web Tokens (JWT) is used to carry authentication and authorisation data.</text:span></text:p>
      <text:p text:style-name="P6"><text:span text:style-name="T1"><text:tab/>Basic Authentication: Clients provide requests with user names and passwords encoded in Base64.</text:span></text:p>
      <text:p text:style-name="P6"><text:span text:style-name="T1"/></text:p>
      <text:p text:style-name="P6"><text:span text:style-name="T1">c. Explain the concept of CORS (Cross-Origin Resource Sharing) and how it affects API security.</text:span></text:p>
      <text:p text:style-name="P6">Ans:</text:p>
      <text:p text:style-name="P6"><text:tab/><text:span text:style-name="T1">When making cross-origin queries in web applications, web browsers' CORS (Cross-Origin Resource Sharing) security feature restricts access to resources on several origins (domains). Web browsers limit cross-origin queries by default to stop rogue websites from improperly accessing sensitive data. Using certain HTTP headers, CORS enables servers to specify which origins are permitted access to their resources. The proper configuration of CORS is essential for API security since it guards against cross-site request forgery (CSRF) </text:span><text:soft-page-break/><text:span text:style-name="T1">attacks and prevents unauthorised access to sensitive data by limiting who can interact with the API.</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1T10:19:14.760529723</meta:creation-date>
    <dc:date>2023-08-01T10:58:17.975155662</dc:date>
    <meta:editing-duration>PT8M2S</meta:editing-duration>
    <meta:editing-cycles>1</meta:editing-cycles>
    <meta:document-statistic meta:table-count="0" meta:image-count="0" meta:object-count="0" meta:page-count="8" meta:paragraph-count="140" meta:word-count="2939" meta:character-count="19755" meta:non-whitespace-character-count="16894"/>
    <meta:generator>LibreOffice/7.3.7.2$Linux_X86_64 LibreOffice_project/30$Build-2</meta:generator>
  </office:meta>
</office:document-meta>
</file>